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Preformatted_20_Text">
      <style:text-properties officeooo:rsid="000d8f29" officeooo:paragraph-rsid="000d8f29"/>
    </style:style>
    <style:style style:name="P2" style:family="paragraph" style:parent-style-name="Preformatted_20_Text">
      <style:text-properties officeooo:rsid="000d8f29" officeooo:paragraph-rsid="0010a446"/>
    </style:style>
    <style:style style:name="P3" style:family="paragraph" style:parent-style-name="Preformatted_20_Text">
      <style:text-properties officeooo:rsid="000d8f29" officeooo:paragraph-rsid="001f239e"/>
    </style:style>
    <style:style style:name="P4" style:family="paragraph" style:parent-style-name="Preformatted_20_Text">
      <style:text-properties officeooo:rsid="000d8f29" officeooo:paragraph-rsid="00367a5b"/>
    </style:style>
    <style:style style:name="P5" style:family="paragraph" style:parent-style-name="Preformatted_20_Text">
      <style:text-properties style:text-underline-style="solid" style:text-underline-width="auto" style:text-underline-color="font-color" officeooo:rsid="000d8f29" officeooo:paragraph-rsid="000d8f29"/>
    </style:style>
    <style:style style:name="P6" style:family="paragraph" style:parent-style-name="Preformatted_20_Text">
      <style:paragraph-properties fo:text-align="center" style:justify-single-word="false"/>
      <style:text-properties style:text-underline-style="solid" style:text-underline-width="auto" style:text-underline-color="font-color" officeooo:rsid="000d8f29" officeooo:paragraph-rsid="000d8f29"/>
    </style:style>
    <style:style style:name="P7" style:family="paragraph" style:parent-style-name="Preformatted_20_Text">
      <style:text-properties style:text-underline-style="solid" style:text-underline-width="auto" style:text-underline-color="font-color" officeooo:rsid="000ecc9b" officeooo:paragraph-rsid="000ecc9b"/>
    </style:style>
    <style:style style:name="P8" style:family="paragraph" style:parent-style-name="Preformatted_20_Text">
      <style:text-properties style:text-underline-style="solid" style:text-underline-width="auto" style:text-underline-color="font-color" officeooo:rsid="000f965f" officeooo:paragraph-rsid="000f965f"/>
    </style:style>
    <style:style style:name="P9" style:family="paragraph" style:parent-style-name="Preformatted_20_Text">
      <style:text-properties style:text-underline-style="solid" style:text-underline-width="auto" style:text-underline-color="font-color" officeooo:rsid="00112411" officeooo:paragraph-rsid="00112411"/>
    </style:style>
    <style:style style:name="P10" style:family="paragraph" style:parent-style-name="Preformatted_20_Text">
      <style:text-properties style:text-underline-style="solid" style:text-underline-width="auto" style:text-underline-color="font-color" officeooo:rsid="0015d5fc" officeooo:paragraph-rsid="0015d5fc"/>
    </style:style>
    <style:style style:name="P11" style:family="paragraph" style:parent-style-name="Preformatted_20_Text">
      <style:text-properties style:text-underline-style="solid" style:text-underline-width="auto" style:text-underline-color="font-color" fo:font-weight="normal" officeooo:rsid="001ba99c" officeooo:paragraph-rsid="001ba99c" style:font-weight-asian="normal" style:font-weight-complex="normal"/>
    </style:style>
    <style:style style:name="P12" style:family="paragraph" style:parent-style-name="Preformatted_20_Text">
      <style:text-properties style:text-underline-style="solid" style:text-underline-width="auto" style:text-underline-color="font-color" officeooo:rsid="00239cad" officeooo:paragraph-rsid="00239cad"/>
    </style:style>
    <style:style style:name="P13" style:family="paragraph" style:parent-style-name="Preformatted_20_Text">
      <style:text-properties style:text-underline-style="solid" style:text-underline-width="auto" style:text-underline-color="font-color" officeooo:rsid="0030620a" officeooo:paragraph-rsid="0030620a"/>
    </style:style>
    <style:style style:name="P14" style:family="paragraph" style:parent-style-name="Preformatted_20_Text">
      <style:text-properties style:text-underline-style="none" officeooo:rsid="00112411" officeooo:paragraph-rsid="00112411"/>
    </style:style>
    <style:style style:name="P15" style:family="paragraph" style:parent-style-name="Preformatted_20_Text">
      <style:text-properties style:text-underline-style="none" officeooo:rsid="00239cad" officeooo:paragraph-rsid="00239cad"/>
    </style:style>
    <style:style style:name="P16" style:family="paragraph" style:parent-style-name="Preformatted_20_Text">
      <style:text-properties officeooo:rsid="00346d77" officeooo:paragraph-rsid="00367a5b"/>
    </style:style>
    <style:style style:name="P17" style:family="paragraph" style:parent-style-name="Preformatted_20_Text">
      <style:text-properties officeooo:rsid="000d8f29" officeooo:paragraph-rsid="000d8f29"/>
    </style:style>
    <style:style style:name="T1" style:family="text">
      <style:text-properties officeooo:rsid="000ecc9b"/>
    </style:style>
    <style:style style:name="T2" style:family="text">
      <style:text-properties officeooo:rsid="000f965f"/>
    </style:style>
    <style:style style:name="T3" style:family="text">
      <style:text-properties officeooo:rsid="0010a446"/>
    </style:style>
    <style:style style:name="T4" style:family="text">
      <style:text-properties officeooo:rsid="00112411"/>
    </style:style>
    <style:style style:name="T5" style:family="text">
      <style:text-properties officeooo:rsid="0012991d"/>
    </style:style>
    <style:style style:name="T6" style:family="text">
      <style:text-properties officeooo:rsid="00182156"/>
    </style:style>
    <style:style style:name="T7" style:family="text">
      <style:text-properties officeooo:rsid="001859d1"/>
    </style:style>
    <style:style style:name="T8" style:family="text">
      <style:text-properties officeooo:rsid="001908db"/>
    </style:style>
    <style:style style:name="T9" style:family="text">
      <style:text-properties officeooo:rsid="001a5e43"/>
    </style:style>
    <style:style style:name="T10" style:family="text">
      <style:text-properties officeooo:rsid="001a7a82"/>
    </style:style>
    <style:style style:name="T11" style:family="text">
      <style:text-properties officeooo:rsid="001ba99c"/>
    </style:style>
    <style:style style:name="T12" style:family="text">
      <style:text-properties officeooo:rsid="001f239e"/>
    </style:style>
    <style:style style:name="T13" style:family="text">
      <style:text-properties officeooo:rsid="0022344e"/>
    </style:style>
    <style:style style:name="T14" style:family="text">
      <style:text-properties officeooo:rsid="002629d5"/>
    </style:style>
    <style:style style:name="T15" style:family="text">
      <style:text-properties officeooo:rsid="00289b63"/>
    </style:style>
    <style:style style:name="T16" style:family="text">
      <style:text-properties officeooo:rsid="00299518"/>
    </style:style>
    <style:style style:name="T17" style:family="text">
      <style:text-properties officeooo:rsid="002bbd42"/>
    </style:style>
    <style:style style:name="T18" style:family="text">
      <style:text-properties officeooo:rsid="0030620a"/>
    </style:style>
    <style:style style:name="T19" style:family="text">
      <style:text-properties officeooo:rsid="0032a4c3"/>
    </style:style>
    <style:style style:name="T20" style:family="text">
      <style:text-properties officeooo:rsid="00346d77"/>
    </style:style>
    <style:style style:name="T21" style:family="text">
      <style:text-properties officeooo:rsid="003819bc"/>
    </style:style>
    <style:style style:name="T22" style:family="text">
      <style:text-properties officeooo:rsid="0039e66d"/>
    </style:style>
    <style:style style:name="T23" style:family="text">
      <style:text-properties officeooo:rsid="003bf3b3"/>
    </style:style>
    <style:style style:name="T24" style:family="text">
      <style:text-properties officeooo:rsid="003f97d8"/>
    </style:style>
    <style:style style:name="T25" style:family="text">
      <style:text-properties officeooo:rsid="00402261"/>
    </style:style>
    <style:style style:name="T26" style:family="text">
      <style:text-properties officeooo:rsid="004429ba"/>
    </style:style>
    <style:style style:name="T27" style:family="text">
      <style:text-properties officeooo:rsid="0045ff79"/>
    </style:style>
    <style:style style:name="T28" style:family="text">
      <style:text-properties officeooo:rsid="0046a02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IPE : Usage de l’Algorithmie Génétique </text:p>
      <text:p text:style-name="P6">dans la résolution </text:p>
      <text:p text:style-name="P6">d’un problème de logistique</text:p>
      <text:p text:style-name="P5"/>
      <text:p text:style-name="P5"/>
      <text:p text:style-name="P5">0. Introduction :</text:p>
      <text:p text:style-name="P1"/>
      <text:p text:style-name="P1"><text:tab/>Dans ce TIPE, on commence par établir une épreuve simple de transport de matériaux et on <text:span text:style-name="T26">désire créer une intelligence artificielle capable de passer cette épreuve</text:span>. <text:span text:style-name="T26">Pour cela, on utilise un algorithme génétique.</text:span> L’objectif est donc d’identi<text:span text:style-name="T1">fier et étudier</text:span> <text:span text:style-name="T1">l</text:span>es stratégies <text:span text:style-name="T1">produites par cette méthode</text:span> et de les comparer avec les stratégies intuitives que peut imaginer un être humain.</text:p>
      <text:p text:style-name="P1"/>
      <text:p text:style-name="P7">1. Les règles du jeu :</text:p>
      <text:p text:style-name="P1"/>
      <text:p text:style-name="P1"><text:s text:c="2"/>On invente un jeu tout simple. Des <text:span text:style-name="T1">fourmis</text:span> sont situé<text:span text:style-name="T1">e</text:span>s sur une grille où <text:span text:style-name="T1">elles</text:span> ne peuvent se déplacer que d’une case à chaque tour <text:span text:style-name="T1">et ce, </text:span>pendant un nombre <text:span text:style-name="T1">donné</text:span> de tours. Leur objectif est de se <text:span text:style-name="T1">déplacer</text:span> jusqu’à une source de nourriture puis de revenir à <text:span text:style-name="T1">leur</text:span> nid <text:span text:style-name="T1">pour y déposer</text:span> la nourriture. Prendre et poser de la nourriture n’est pas du ressort de la fourmi et a lieu automatiquement <text:span text:style-name="T1">quand la fourmi se trouve sur un nid ou sur une source</text:span>. Chaque fourmi ne transporte qu’une unité de nourriture à la fois et les sources de nourriture ont un nombre limité d’unité à fourni avant de se tarir. Deux fourmis ne peuvent occuper la même case. <text:span text:style-name="T2">Une fourmi qui décide d’avancer sur une case déjà occupée par une de ses congénères ne se déplace pas, cependant elle vole l’unité de nourriture de sa cible si possible. </text:span></text:p>
      <text:p text:style-name="P1"><text:s text:c="2"/><text:span text:style-name="T2">Ces règles tentent de modéliser de façon simpliste un problème de logistique où un groupe de travailleurs devraient par exemple transporter du matériel de plusieurs sources vers une zone spécifique de manière optimale. Dans une situation comme celle-ci, on veut pouvoir donner des instructions simples aux travailleurs afin de limiter le nombre d’erreur ou de les remplacer par des robots.</text:span></text:p>
      <text:p text:style-name="P1"/>
      <text:p text:style-name="P8">2. Les fourmis :</text:p>
      <text:p text:style-name="P1"/>
      <text:p text:style-name="P2"><text:s text:c="2"/>Chaque fourmi <text:span text:style-name="T3">possède</text:span> un code génétique. Le code génétique détermine le comportement de la fourmi. <text:span text:style-name="T3">Chaque fourmi est une fonction : o</text:span>n donne en entrée la position des différents objets sur le terrain (nourriture, nid, autres fourmis). La fourmi donne en sortie la direction dans laquelle elle désire aller.</text:p>
      <text:p text:style-name="P2"><text:s text:c="2"/><text:span text:style-name="T3">Chaque fourmi a exactement les mêmes capacités que les autres. Les seules différences entre deux fourmis sont leurs choix de direction qui sont décrits par leur code génétique.</text:span> <text:span text:style-name="T3">Ce qui nous intéresse c’est justement ce code génétique. C’est lui que l’on sélectionnera et fera évoluer. </text:span></text:p>
      <text:p text:style-name="P1"><text:s text:c="2"/>Les codes génétiques sont composés de <text:span text:style-name="T3">60 </text:span>nombres entre 0 et 500. <text:span text:style-name="T3">Ainsi il est facile de créer aléatoirement une fourmi. Il est également facile de faire muter le code d’une fourmi en modifiant un seul nombre dans son code.</text:span></text:p>
      <text:p text:style-name="P1"/>
      <text:p text:style-name="P9">3. La selection :</text:p>
      <text:p text:style-name="P14"><text:s text:c="2"/></text:p>
      <text:p text:style-name="P1"><text:s text:c="2"/>Au tout début, on crée une population de fourmis, toute<text:span text:style-name="T4">s</text:span> aléatoire<text:span text:style-name="T4">s</text:span>. C’est la première génération.</text:p>
      <text:p text:style-name="P1"><text:s text:c="2"/>On fait jouer <text:span text:style-name="T4">chaque</text:span> fourmi plusieurs fois et on l<text:span text:style-name="T28">ui</text:span> attribue un score pour <text:span text:style-name="T28">sa</text:span> performance. Apporter de la nourriture au nid rapporte un grand nombre de point et se cogner au mur en enlève un petit nombre par exemple. </text:p>
      <text:p text:style-name="P1"><text:s text:c="2"/>On cherche ensuite à constituer la population de la génération suivante. Pour cela, on sélectionne les fourmis ayant le meilleur score. <text:span text:style-name="T5">Le but étant d’obtenir des fourmis faisant les scores les plus élevés possibles. Les meilleures fourmis feront partie de la génération suivante. On ajoute également leurs descendants, des fourmis avec un code génétique légèrement muté. À cette nouvelle génération on ajoute quelques fourmis complètement aléatoires.</text:span></text:p>
      <text:p text:style-name="P1"><text:s text:c="2"/>On recommence le processus de sélection autant de fois que l’on souhaite. On observe ensuite la dernière génération. On attend des résultats meilleurs dans les dernières générations.</text:p>
      <text:p text:style-name="P1"><text:soft-page-break/></text:p>
      <text:p text:style-name="P10">4. Première tentative : la compétition</text:p>
      <text:p text:style-name="P10"/>
      <text:p text:style-name="P1"><text:s text:c="2"/>On commence avec des population de 8 individus à chaque génération. Les 8 fourmis jouent en même temps sur la même grille et sont en compétition les unes avec les autres. Chacune possède son propre nid.</text:p>
      <text:p text:style-name="P1"><text:s text:c="2"/>On fait évoluer les fourmis pendant 5000 générations environ. On observe que la stratégie émergente est tout simplement de courir vers la nourriture et de revenir droit sur le nid. Même si cela signifie s’exposer au vol. <text:span text:style-name="T6">C’est une stratégie qu’un être humain aurait pu imaginer lui-même.</text:span></text:p>
      <text:p text:style-name="P1"><text:s text:c="2"/>D’autres stratégies peuvent émerger mais sont vite étouffées. La plus courante consiste à patrouiller autour de son nid et voler les fourmis <text:span text:style-name="T7">passant à proximité</text:span>. Cette stratégie est valable mais pourtant désavantagée par le système de sélection. En effet, <text:span text:style-name="T8">quand la stratégie du voleur devient majoritaire</text:span>, plus aucune fourmi ne va chercher de la nourriture et donc <text:span text:style-name="T7">il n’y a plus personne à voler</text:span>. Le problème étant qu’après avoir été sélectionné, le code génétique du vol<text:span text:style-name="T7">eur</text:span> est disséminé dans toute la génération suivante, l’empêchant d’être viable <text:span text:style-name="T9">plus d’une génération. </text:span></text:p>
      <text:p text:style-name="P1"><text:s text:c="2"/><text:span text:style-name="T10">On a affaire à un problème qu’il faudra résoudre dans les prochaines tentatives. Un code génétique très performant dans une situation peut être très mauvais dans une autre.</text:span></text:p>
      <text:p text:style-name="P1"/>
      <text:p text:style-name="P13">5. L’importance des paramètres :</text:p>
      <text:p text:style-name="P1"/>
      <text:p text:style-name="P1"><text:s text:c="2"/><text:span text:style-name="T18">On remarque très vite l’importance des paramètres dans la progression des fourmis. Bien entendu, le nombre de générations a une énorme influence sur le résultat final. Mais d’autres paramètres entre en compte.</text:span></text:p>
      <text:p text:style-name="P1"><text:s text:c="2"/><text:span text:style-name="T19">L’attribution des points est également d’une grande importance. C’est le seul moyen que l’on possède pour guider l’évolution des fourmis. On souhaite que les fourmis transportent la nourriture des sources vers le nid. Pour cela, on attribue 50 points à chaque fois qu’une fourmi ramasse de la nourriture et 100 points quand elle la dépose dans le nid. Cela suffit à mener les fourmis à transporter la nourriture comme on le souhaite.</text:span></text:p>
      <text:p text:style-name="P4"><text:s text:c="2"/><text:span text:style-name="T20">On peut cependant accélérer l’évolution en apportant quelques modifications. On constate en effet que beaucoup de fourmis perdent du temps à tenter de sortir des limites du terrain. Même si tenter de sortir est déjà pénalisant pour la fourmi car cela lui fait perdre un tour, on peut décider de lui enlever encore un point. Ainsi chaque collision avec le bord retire un point à la fourmi. Cela peut paraître anodin mais en rendant le critère de notation plus sévère, les fourmis évoluent plus rapidement. </text:span></text:p>
      <text:p text:style-name="P16"><text:s text:c="2"/>Il faut malgré tout rester prudent. Dans certain cas, les fourmis peuvent rester paralysées dans leur progression. Quand chaque fourmi perdait 1000 points par collision, la priorité devient d’échapper au bord à tout prix, au détriment de la recherche de nourriture.</text:p>
      <text:p text:style-name="P16"><text:s text:c="2"/>D’autres cas plus surprenants peuvent arriver. Des fourmis peuvent découvrir une faille dans le système de points et l’exploiter. Nous avons ainsi été témoins de fourmis qui exploitaient des bugs du programme qui permettait de dupliquer la nourriture. Même avec ce bug corrigé, certaines fourmis tiraient <text:span text:style-name="T21">partie du système de notation d’une manière originale.</text:span></text:p>
      <text:p text:style-name="P16"><text:s text:c="2"/><text:span text:style-name="T22">Lors de notre deuxième tentative, nous avions attribué 1 points à chaque échange de nourriture entre deux membres d’une même équipe afin de favoriser le travail en équipe et la formation de relais. Il est arrivé qu’une équipe ne se consacre qu’à l’échange de nourriture. En effet, deux fourmis qui donnent et reçoivent la même unité de nourriture rapportent 2 points chaque tour, ce qui est une source sûre et inépuisable de points. Mais c’est aussi une stratégie que l’on ne souhaite pas voir apparaître car elle n’est d’aucune utilité dans la pratique.</text:span></text:p>
      <text:p text:style-name="P16"><text:s text:c="2"/></text:p>
      <text:p text:style-name="P1"/>
      <text:p text:style-name="P12">6. <text:span text:style-name="T14">Le problème de la spécialisation</text:span> :</text:p>
      <text:p text:style-name="P12"/>
      <text:p text:style-name="P15"><text:s text:c="2"/><text:span text:style-name="T14">En jouant sur les différents paramètres on observe un phénomène problématique. Avec suffisamment de générations, les fourmis finissent par apprendre par cœur le terrain. Elles deviennent donc imbattables dans une situation très spécifique </text:span><text:soft-page-break/><text:span text:style-name="T14">mais complètement inaptes dans toute autre.</text:span></text:p>
      <text:p text:style-name="P15"><text:s text:c="2"/><text:span text:style-name="T15">Ce résultat est intéressant. On pourrait par exemple résoudre chaque problème en calculant assez de générations pour avoir un code génétique parfaitement adapté au problème en question. C’est un processus assez long. Pour chaque problème possible il faudrait refaire plusieurs milliers de générations ce qui n’est pas optimal.</text:span></text:p>
      <text:p text:style-name="P15"><text:s text:c="2"/><text:span text:style-name="T16">Le résultat que l’on voudrait obtenir est un code génétique généraliste. Une stratégie qui pourrait répondre à plusieurs situations sans forcément atteindre un score optimal mais en ayant toujours des résultats corrects. C’est ce que l’on est en droit d’attendre d’une intelligence artificielle : l’adaptabilité.</text:span></text:p>
      <text:p text:style-name="P15"><text:s text:c="2"/><text:span text:style-name="T17">Ainsi, on fait le choix de rendre le terrain aléatoire. Les sources de nourriture sont réparties au hasard avec des quantités tantôt élevées tantôt faibles. On devra donc tester les fourmis sur un grand nombre de terrains afin d’avoir une idée de leur niveau moyen. Par la loi des grands nombres, plus on fait jouer de partie à une fourmi, plus la moyenne de ses scores est proche de son espérance. On espère ainsi obtenir des fourmis plus polyvalentes.</text:span></text:p>
      <text:p text:style-name="P15"><text:s text:c="2"/></text:p>
      <text:p text:style-name="P1"/>
      <text:p text:style-name="P11"><text:span text:style-name="T18">7</text:span>. Deuxième tentative : la co<text:span text:style-name="T13">opération</text:span></text:p>
      <text:p text:style-name="P1"/>
      <text:p text:style-name="P3"><text:s text:c="2"/><text:span text:style-name="T11">On décide de former des équipes. Il y a aura désormais 16 équipes, chacune comportant 5 fourmis. Chaque équipe jouera seule. Le nid est situé dans un coin de la grille et de la nourriture est disposée aléatoirement sur le reste du terrain. Chaque équipe a affaire à ce terrain aléatoire à tour de rôle. Il n’y a jamais deux équipes qui jouent en même temps. </text:span></text:p>
      <text:p text:style-name="P3"><text:s text:c="2"/><text:span text:style-name="T12">La grande difficulté ici est la coopération. Quand il y a 5 fourmis sur le terrain avec le même objectif, il est très courant que les fourmis se gênent mutuellement. </text:span></text:p>
      <text:p text:style-name="P3"><text:s text:c="2"/><text:span text:style-name="T23">Comme le terrain est maintenant aléatoire, les fourmis progressent bien plus lentement. Beaucoup d’équipes sont finalement très douées dans un cas et moyennes dans les autres. Certaines sont perdues en cas d’abondance et d’autres ont du mal à composer avec la pénurie. </text:span></text:p>
      <text:p text:style-name="P3"><text:s text:c="2"/><text:span text:style-name="T24">Cependant, certaines stratégies sortent du lot. Une première tactique consiste à laisser une des fourmis de l’équipe sur le nid. C’est la technique de l’intendant qui permet d’éviter les embouteillages sur le nid. L’intendant récupère la nourriture de toutes les fourmis passant à côté du nid et les pose directement, servant de relais. Cette technique est souvent abandonnée par les dernières générations parce qu’elle prive l’équipe d’un de ses membres. </text:span></text:p>
      <text:p text:style-name="P3"><text:s text:c="2"/><text:span text:style-name="T25">La stratégie la plus courante est très intuitive. Il s’agit de mettre en place un roulement. Les fourmis vont en ligne droite vers la nourriture et reviennent vers le nid en contournant le chemin aller afin de ne gêner personne. Cette stratégie est très efficace et donne parmi les meilleurs résultats. Les équipes l’adoptant parviennent souvent à vider toutes la carte et obtenir un score maximal.</text:span></text:p>
      <text:p text:style-name="P3"><text:s text:c="2"/><text:span text:style-name="T25">Une stratégie plus original émerge régulièrement et obtient des résultats similaires dans la plupart des cas. L’équipe de 5 fourmis se sépare en deux groupes. 4 individus restent ensemble et une autre fourmi se tient à l’écart. Le groupe de 4 est chargé de chercher la nourriture et la solitaire sert de relais jusqu’au nid. La solitaire ne sert cependant pas que de relais et en se tenant à l’écart du groupe peut découvrir des sources de nourriture que le groupe n’aurait jamais trouvé.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10T10:33:08.058599841</dc:date>
    <meta:editing-duration>PT7H36M18S</meta:editing-duration>
    <meta:editing-cycles>54</meta:editing-cycles>
    <meta:generator>LibreOffice/5.1.6.2$Linux_X86_64 LibreOffice_project/10m0$Build-2</meta:generator>
    <meta:document-statistic meta:table-count="0" meta:image-count="0" meta:object-count="0" meta:page-count="3" meta:paragraph-count="44" meta:word-count="1750" meta:character-count="10781" meta:non-whitespace-character-count="8995"/>
  </office:meta>
</office:document-meta>
</file>